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e652" officeooo:paragraph-rsid="0005e652"/>
    </style:style>
    <style:style style:name="P2" style:family="paragraph" style:parent-style-name="Standard">
      <style:text-properties officeooo:rsid="0005e652" officeooo:paragraph-rsid="000777ac"/>
    </style:style>
    <style:style style:name="P3" style:family="paragraph" style:parent-style-name="Standard">
      <style:text-properties officeooo:rsid="0005e652" officeooo:paragraph-rsid="0008c2f3"/>
    </style:style>
    <style:style style:name="P4" style:family="paragraph" style:parent-style-name="Standard">
      <style:text-properties officeooo:rsid="000777ac" officeooo:paragraph-rsid="000777ac"/>
    </style:style>
    <style:style style:name="P5" style:family="paragraph" style:parent-style-name="Standard">
      <style:text-properties officeooo:rsid="0008c2f3" officeooo:paragraph-rsid="0008c2f3"/>
    </style:style>
    <style:style style:name="T1" style:family="text">
      <style:text-properties officeooo:rsid="0005e652"/>
    </style:style>
    <style:style style:name="T2" style:family="text">
      <style:text-properties officeooo:rsid="000777ac"/>
    </style:style>
    <style:style style:name="T3" style:family="text">
      <style:text-properties officeooo:rsid="0008c2f3"/>
    </style:style>
    <style:style style:name="T4" style:family="text">
      <style:text-properties officeooo:rsid="000927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остановка задачи на создание десктопного сетевого приложения</text:p>
      <text:p text:style-name="P1">Исходные данные к проекту.</text:p>
      <text:p text:style-name="P1">Общая информация. Ранее мы провели исследование по теме «Bayesian Classification of Geographical Points of the Coastal Zone Using Publicly Available Geodetic Services Providing an Application Programming Interface». По данной теме мы подготовили программный код. По результатам сбора и анализа датасета подготовлена публикация. Она передана в издательство. Основным результатом является классификация географических точек <text:s/>по четырем классам: OPEN_SEA, COASTAL_SEA, NEAR_COAST, COASTLINE. Ссылка на <text:span text:style-name="T2">код в colab : https://colab.research.google.com/drive/1ALnLSDekZBUgmvmVhf19GiqVORFKs63V?usp=sharing</text:span></text:p>
      <text:p text:style-name="P4">Для хорошо различимых классов достоверность хорошая. Однако для точек в точках у побережья точность низкая. В связи с этим есть идея подготовить дексктопное приложение для для краудсорсинговой ручной разметки географических точек для формирования датасета для последующего обучения нейронной сети. <text:span text:style-name="T1">Приложение должно функционировать в средах Windows10/11 и Linux (Ubuntu 20/04+, Fedora 38+). Приложение должно использовать API геодезических сервисов (например, OpenStreetMap (Nominatim), Google Maps Elevation API или их аналоги) для получения характеристик местности. Интерфейс пользователя должен быть графическим (GUI), интуитивно понятным для неподготовленных пользователей (не менее 100 человек). </text:span></text:p>
      <text:p text:style-name="P1">Данные должны сохраняться в формате GeoJSON с максимально возможным набором характеристик точки (координаты в формате WGS-84, высота/глубина, тип береговой линии, близость к объектам инфраструктуры и пр.).</text:p>
      <text:p text:style-name="P1">Приложение должно включать механизм проверки валидности вводимых данных и результатов геозапросов.</text:p>
      <text:p text:style-name="P3">Сохранение результатов должно производиться в локальные файлы для последующей выгрузки на Google Disk <text:span text:style-name="T3">(через использование ключа API </text:span>Google Disk<text:span text:style-name="T3">)</text:span>.</text:p>
      <text:p text:style-name="P1">Функциональные требования к приложению:</text:p>
      <text:p text:style-name="P1">- Отображение интерактивной карты мира с возможностью масштабирования и перемещения.</text:p>
      <text:p text:style-name="P1">- Возможность выбора точки на карте кликом мыши.</text:p>
      <text:p text:style-name="P1">Автоматический запрос характеристик выбранной точки через внешние API (геокодинг, рельеф, объекты).</text:p>
      <text:p text:style-name="P1">- Отображение полученных характеристик в структурированном виде.</text:p>
      <text:p text:style-name="P1">- Предоставление пользователю инструмента для отнесения точки к одному из четырех классов (OPEN_SEA, COASTAL_SEA, NEAR_COAST, COASTLINE) через выпадающий список или радиокнопки.</text:p>
      <text:p text:style-name="P1">- Фиксация точки и её класса в сессии разметки с возможностью отмены последнего действия.</text:p>
      <text:p text:style-name="P1">- Экспорт размеченных данных в файл формата .geojson по завершению сессии.</text:p>
      <text:p text:style-name="P4">Пример фрагмента <text:s/>файла данных, которые должны собирать API ниже. Данных может быть больше (как можно больше), но не меньше.</text:p>
      <text:p text:style-name="P5">Имя файла должно определятся из данных окна регистрации (где указывается имя, фамилия, дата в глобальном числовом формате). Частью общей системы должно быть приложение для сбора всех файлов в один датасет. Это приложение должно считывать текстовый файл в строках которых записаны адреса, по которым пользователи-сборщики разместили свои результаты ручной разметки.</text:p>
      <text:p text:style-name="P4"/>
      <text:p text:style-name="P4">"type": "FeatureCollection",</text:p>
      <text:p text:style-name="P4">"name": "lat5.00-27.50_lon99.00-130.50_step5.0km_target15000_session008",</text:p>
      <text:p text:style-name="P4">"crs": { "type": "name", "properties": { "name": "urn:ogc:def:crs:OGC:1.3:CRS84" } },</text:p>
      <text:p text:style-name="P4">"features": [</text:p>
      <text:p text:style-name="P4"><text:soft-page-break/>{ "type": "Feature", "properties": { "latitude": 23.931066, "longitude": 110.339428, "collected": true, "elevation": 217.0, "category": "INLAND", "confidence": 0.99901565417260874, "prob_open_sea": 0.0009843458273912965, "prob_coastal_water": 4.7102748591603104e-146, "prob_coastal_land": 3.6308160147330354e-135, "prob_inland": 0.99901565417260874, "coastline_segments_1km": 1, "coastline_segments_5km": 1, "coastline_segments_15km": 0, "distance_to_coast_km": 15.0, "piers_count": 0.0, "harbors_count": 0.0, "lighthouses_count": 0.0, "breakwaters_count": 0.0, "rivers_count": 0.0, "lakes_count": 0.0, "wetlands_count": 0.0, "cliff_count": 0.0, "beach_count": 0.0, "dune_count": 0.0, "landuse_industrial": 0.0, "landuse_residential": 0.0, "landuse_commercial": 0.0, "highways_coastal": 0.0, "railways_coastal": 0.0, "source_session": null }, "geometry": { "type": "Point", "coordinates": [ 110.339428, 23.931066 ] } },</text:p>
      <text:p text:style-name="P4">{ "type": "Feature", "properties": { "latitude": 21.330143, "longitude": 106.562546, "collected": true, "elevation": 57.0, "category": "INLAND", "confidence": 0.87487531552023201, "prob_open_sea": 0.12512468447976793, "prob_coastal_water": 7.1362427104464716e-30, "prob_coastal_land": 9.9281665071424633e-54, "prob_inland": 0.87487531552023201, "coastline_segments_1km": 1, "coastline_segments_5km": 1, "coastline_segments_15km": 0, "distance_to_coast_km": 15.0, "piers_count": 0.0, "harbors_count": 0.0, "lighthouses_count": 0.0, "breakwaters_count": 0.0, "rivers_count": 0.0, "lakes_count": 0.0, "wetlands_count": 0.0, "cliff_count": 0.0, "beach_count": 0.0, "dune_count": 0.0, "landuse_industrial": 0.0, "landuse_residential": 0.0, "landuse_commercial": 0.0, "highways_coastal": 0.0, "railways_coastal": 0.0, "source_session": null }, "geometry": { "type": "Point", "coordinates": [ 106.562546, 21.330143 ] } },</text:p>
      <text:p text:style-name="P2"><text:span text:style-name="T2">Сначала надо обсудить </text:span>Средства разработки приложения и используемые API. <text:span text:style-name="T4">Прошу давать ТОЧНЫЕ ответы на поставленные вопросы. Не бежать вперед. Следуем малыми шагами.</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4T20:22:49.439765413</meta:creation-date>
    <dc:date>2026-02-24T21:55:53.286019707</dc:date>
    <meta:editing-duration>PT31M14S</meta:editing-duration>
    <meta:editing-cycles>1</meta:editing-cycles>
    <meta:document-statistic meta:table-count="0" meta:image-count="0" meta:object-count="0" meta:page-count="2" meta:paragraph-count="24" meta:word-count="565" meta:character-count="5194" meta:non-whitespace-character-count="4650"/>
    <meta:generator>LibreOffice/24.2.7.2$Linux_X86_64 LibreOffice_project/420$Build-2</meta:generator>
  </office:meta>
</office:document-meta>
</file>